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list-style-name="L2"/>
    <style:style style:name="P5" style:family="paragraph" style:parent-style-name="Text_20_body" style:list-style-name="L3">
      <style:text-properties style:text-underline-style="solid" style:text-underline-width="auto" style:text-underline-color="font-color"/>
    </style:style>
    <style:style style:name="P6" style:family="paragraph" style:parent-style-name="Text_20_body" style:list-style-name="L13">
      <style:text-properties style:text-underline-style="solid" style:text-underline-width="auto" style:text-underline-color="font-color"/>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12">
      <style:text-properties fo:font-weight="normal" style:font-weight-asian="normal" style:font-weight-complex="normal"/>
    </style:style>
    <style:style style:name="P11" style:family="paragraph" style:parent-style-name="Text_20_body" style:list-style-name="L19">
      <style:text-properties fo:font-weight="normal" style:font-weight-asian="normal" style:font-weight-complex="normal"/>
    </style:style>
    <style:style style:name="P12" style:family="paragraph" style:parent-style-name="Text_20_body" style:list-style-name="L6"/>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list-style-name="L19">
      <style:text-properties fo:font-style="normal" style:font-style-asian="normal" style:font-style-complex="normal"/>
    </style:style>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20"/>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color="#ff0000" fo:font-weight="normal" style:font-weight-asian="normal" style:font-weight-complex="normal"/>
    </style:style>
    <style:style style:name="T4" style:family="text">
      <style:text-properties fo:color="#ff0000" fo:font-size="14pt" style:font-size-asian="14pt" style:font-size-complex="14pt"/>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weight-asian="normal"/>
    </style:style>
    <style:style style:name="T10" style:family="text">
      <style:text-properties style:font-weight-complex="normal"/>
    </style:style>
    <style:style style:name="T11" style:family="text">
      <style:text-properties style:use-window-font-color="tru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 Cases</text:h>
      <text:p text:style-name="Text_20_body">The following use cases outline the primary usage for the RAS application suite. The actors have been defined below to reduce the duplication of re-listing the definitions from within each use case.</text:p>
      <text:h text:style-name="Heading_20_2" text:outline-level="2">1. Actors</text:h>
      <text:p text:style-name="Text_20_body">The potential users of the RAS application suite.</text:p>
      <text:list xml:id="list1435395387" text:style-name="L1">
        <text:list-item>
          <text:p text:style-name="P3">Web User<text:span text:style-name="T2"> – the primary audience for the web application. This user has access to an Internet connection and will uses a web browser that must be supported by the application.</text:span></text:p>
        </text:list-item>
        <text:list-item>
          <text:p text:style-name="P3">System Administrator –<text:span text:style-name="T2"> a system user that assists in maintaining the application suite and its infrastructure. The system administrator will use both the web browser and any supporting software that helps keep the system running.</text:span></text:p>
        </text:list-item>
        <text:list-item>
          <text:p text:style-name="P3">Notifier<text:span text:style-name="T2"> – the application responsible for delivering information to users and system administrators.</text:span></text:p>
        </text:list-item>
        <text:list-item>
          <text:p text:style-name="P3">SearchUSA<text:span text:style-name="T2"> – </text:span><text:span text:style-name="T4">@Dan, help me out here, is this supposed to be the external data sources?</text:span></text:p>
        </text:list-item>
      </text:list>
      <text:h text:style-name="Heading_20_2" text:outline-level="2">2. UC – 1: Web Application - Search Recalls</text:h>
      <text:p text:style-name="Text_20_body">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P1">Scope</text:p>
      <text:p text:style-name="P9"><text:tab/>Web application, SearchUSA</text:p>
      <text:p text:style-name="P1"/>
      <text:p text:style-name="P1">Actors</text:p>
      <text:p text:style-name="P1"><text:tab/>Primary Actors: <text:span text:style-name="T2">Web User</text:span></text:p>
      <text:p text:style-name="P1"><text:tab/>Supporting Actors: <text:span text:style-name="T2">SearchUSA? </text:span><text:span text:style-name="T3">@Dan?</text:span></text:p>
      <text:p text:style-name="P1"><text:tab/></text:p>
      <text:p text:style-name="P1">Stakeholders</text:p>
      <text:p text:style-name="P1"><text:tab/>Web User<text:span text:style-name="T2"> – is interested in obtaining safety recall information about a product</text:span></text:p>
      <text:p text:style-name="P1"><text:span text:style-name="T2"><text:tab/></text:span>Company<text:span text:style-name="T2"> – wants the users to use the system and be able to obtain information successfully</text:span></text:p>
      <text:p text:style-name="P1"/>
      <text:p text:style-name="P1">Preconditions</text:p>
      <text:list xml:id="list1019982802" text:style-name="L2">
        <text:list-item>
          <text:p text:style-name="P4">The application is published to the web at the Domain.</text:p>
        </text:list-item>
        <text:list-item>
          <text:p text:style-name="P4">The data sources for the recall data has been polled or is available to the system.</text:p>
        </text:list-item>
      </text:list>
      <text:p text:style-name="Text_20_body"/>
      <text:p text:style-name="P1">Post Conditions</text:p>
      <text:list xml:id="list1788903725" text:style-name="L3">
        <text:list-item>
          <text:p text:style-name="P5"><text:soft-page-break/>Success conditions</text:p>
        </text:list-item>
      </text:list>
      <text:list xml:id="list1298047588" text:style-name="L4">
        <text:list-item>
          <text:list>
            <text:list-item>
              <text:p text:style-name="P7">User can see the rendered home page in the browser</text:p>
            </text:list-item>
            <text:list-item>
              <text:p text:style-name="P7">User can search for recall information without receiving an error</text:p>
            </text:list-item>
          </text:list>
        </text:list-item>
      </text:list>
      <text:list xml:id="list245500856" text:continue-list="list1788903725" text:style-name="L3">
        <text:list-item>
          <text:p text:style-name="P5">Failure conditions</text:p>
        </text:list-item>
      </text:list>
      <text:list xml:id="list58846301" text:style-name="L5">
        <text:list-item>
          <text:list>
            <text:list-item>
              <text:p text:style-name="P8">User receives an error when attempting to search</text:p>
            </text:list-item>
            <text:list-item>
              <text:p text:style-name="P8">The website is unavailable</text:p>
            </text:list-item>
          </text:list>
        </text:list-item>
      </text:list>
      <text:p text:style-name="Text_20_body"/>
      <text:p text:style-name="P1">Primary Flow</text:p>
      <text:list xml:id="list1559204053" text:style-name="L6">
        <text:list-item>
          <text:p text:style-name="P12"><text:span text:style-name="T2">User arrives at the website's homepage.</text:span></text:p>
        </text:list-item>
        <text:list-item>
          <text:p text:style-name="P12"><text:span text:style-name="T2">User clicks to select a product type on the search form.</text:span></text:p>
        </text:list-item>
        <text:list-item>
          <text:p text:style-name="P12"><text:span text:style-name="T2">User clicks button to execute search.</text:span></text:p>
        </text:list-item>
        <text:list-item>
          <text:p text:style-name="P12"><text:span text:style-name="T2">The information is sent to the web server in the form of a POST operation.</text:span></text:p>
        </text:list-item>
        <text:list-item>
          <text:p text:style-name="P12"><text:span text:style-name="T2">The data is translated and sent as a request to the back-end API</text:span></text:p>
        </text:list-item>
        <text:list-item>
          <text:p text:style-name="P12"><text:span text:style-name="T2">Data is returned from the API to the web server.</text:span></text:p>
        </text:list-item>
        <text:list-item>
          <text:p text:style-name="P12"><text:span text:style-name="T2">The search results page is rendered and returned to the user.</text:span></text:p>
        </text:list-item>
      </text:list>
      <text:p text:style-name="Text_20_body"><text:span text:style-name="T2"><text:tab/></text:span><text:span text:style-name="T5">The user can repeat steps 2-7 at this point because the search form is at the top of the results</text:span></text:p>
      <text:p text:style-name="Text_20_body"><text:span text:style-name="T5"><text:tab/>page.</text:span></text:p>
      <text:p text:style-name="P13">Alternate Flows</text:p>
      <text:list xml:id="list1162975074" text:style-name="L10">
        <text:list-item>
          <text:p text:style-name="P15"><text:span text:style-name="T7">At any time the user may cancel the operation</text:span></text:p>
          <text:list>
            <text:list-item>
              <text:p text:style-name="P15"><text:span text:style-name="T7">The user presses the cancel button.</text:span></text:p>
            </text:list-item>
            <text:list-item>
              <text:p text:style-name="P15"><text:span text:style-name="T7">The user is taken back to the home page.</text:span></text:p>
            </text:list-item>
          </text:list>
        </text:list-item>
        <text:list-item>
          <text:p text:style-name="P15"><text:span text:style-name="T7">The user chooses to search without providing any input criteria</text:span></text:p>
          <text:list>
            <text:list-item>
              <text:p text:style-name="P15"><text:span text:style-name="T7">The user clicks search without entering any data.</text:span></text:p>
            </text:list-item>
            <text:list-item>
              <text:p text:style-name="P15"><text:span text:style-name="T7">The client-side technology determines that no input is selected and presents a message to the user indicating that input is required.</text:span></text:p>
              <text:list>
                <text:list-item>
                  <text:p text:style-name="P15"><text:span text:style-name="T7">If the client-side technology is disabled than the server-side will perform the validation</text:span></text:p>
                </text:list-item>
              </text:list>
            </text:list-item>
          </text:list>
        </text:list-item>
        <text:list-item>
          <text:p text:style-name="P15"><text:span text:style-name="T7">The user clicks search and the back-end system is not available.</text:span></text:p>
          <text:list>
            <text:list-item>
              <text:p text:style-name="P15"><text:span text:style-name="T7">The user clicks search.</text:span></text:p>
            </text:list-item>
            <text:list-item>
              <text:p text:style-name="P15"><text:span text:style-name="T7">The database is not available so the web server receives an error.</text:span></text:p>
            </text:list-item>
            <text:list-item>
              <text:p text:style-name="P15"><text:span text:style-name="T7">The user is taken to an error page indicating that a problem occurred.</text:span></text:p>
            </text:list-item>
            <text:list-item>
              <text:p text:style-name="P15"><text:span text:style-name="T7">The system notifies the administrator of the error.</text:span></text:p>
            </text:list-item>
          </text:list>
        </text:list-item>
        <text:list-item>
          <text:p text:style-name="P15"><text:span text:style-name="T7">No search results are presented to the user</text:span></text:p>
          <text:list>
            <text:list-item>
              <text:p text:style-name="P15"><text:span text:style-name="T7">The back-end is unable to find any search results for the product.</text:span></text:p>
            </text:list-item>
            <text:list-item>
              <text:p text:style-name="P15"><text:span text:style-name="T7">The user is prompted to sign-up for the notifications system to be informed if recall </text:span><text:soft-page-break/><text:span text:style-name="T7">information is ever collected.</text:span></text:p>
            </text:list-item>
            <text:list-item>
              <text:p text:style-name="P15"><text:span text:style-name="T7">Begin Membership UC later in this document.</text:span></text:p>
            </text:list-item>
          </text:list>
        </text:list-item>
      </text:list>
      <text:p text:style-name="P1"><text:span text:style-name="T6">Special Requirements</text:span></text:p>
      <text:list xml:id="list2158646059" text:style-name="L11">
        <text:list-item>
          <text:p text:style-name="P16"><text:span text:style-name="T7">The system should be available where possible. Hopefully the system is successful enough that there will be redundant servers and a single server being down will not cause an issue.</text:span></text:p>
        </text:list-item>
        <text:list-item>
          <text:p text:style-name="P16"><text:span text:style-name="T7">If possible, any errors should be recorded and/or sent to administrative personnel.</text:span></text:p>
        </text:list-item>
      </text:list>
      <text:p text:style-name="P1"><text:span text:style-name="T6">Frequency of Occurrence</text:span></text:p>
      <text:p text:style-name="P1"><text:span text:style-name="T7">The main goal of the RAS suite it to provide recall information and the primary means for doing so will be the web application (initially). Therefore, this use case will be executed continuously.</text:span></text:p>
      <text:p text:style-name="P1"><text:span text:style-name="T6">Open Issues</text:span></text:p>
      <text:list xml:id="list1265111516" text:style-name="L12">
        <text:list-item>
          <text:p text:style-name="P10"><text:span text:style-name="T6">What if the database has not collected any information from the Recall data sources?</text:span></text:p>
        </text:list-item>
        <text:list-item>
          <text:p text:style-name="P10"><text:span text:style-name="T6">Is there a way to reduce duplication of validation logic so we don't have to replicate validation in the client-side and server-side technologies?</text:span></text:p>
        </text:list-item>
        <text:list-item>
          <text:p text:style-name="P10"><text:span text:style-name="T6">Can we support a “Google” style search for the future?</text:span></text:p>
        </text:list-item>
      </text:list>
      <text:h text:style-name="Heading_20_2" text:outline-level="2">3. UC – 2: Membership</text:h>
      <text:h text:style-name="Heading_20_2" text:outline-level="2">4. UC – 1: Web Application – Membership Management</text:h>
      <text:p text:style-name="Text_20_body">The web application will allow users to create memberships that will enable the future feature of notifications (Phase 5 if time permits). In an effort to support our members, system administrators need to be able to manage the web users.</text:p>
      <text:p text:style-name="P1">Scope</text:p>
      <text:p text:style-name="P9"><text:tab/>Web application, Database</text:p>
      <text:p text:style-name="P1"/>
      <text:p text:style-name="P1">Actors</text:p>
      <text:p text:style-name="P1"><text:tab/>Primary Actors: <text:span text:style-name="T2">System administrators</text:span></text:p>
      <text:p text:style-name="P1"><text:tab/>Supporting Actors: <text:span text:style-name="T11">Web users</text:span></text:p>
      <text:p text:style-name="P1"><text:tab/></text:p>
      <text:p text:style-name="P1">Stakeholders</text:p>
      <text:p text:style-name="P1"><text:tab/>Administrators<text:span text:style-name="T2"> – want a simple to interface for managing application users</text:span></text:p>
      <text:p text:style-name="P1"><text:tab/>Web User<text:span text:style-name="T2"> – may need support to reset account passwords, cancel accounts</text:span></text:p>
      <text:p text:style-name="P1"><text:span text:style-name="T2"><text:tab/></text:span>Company<text:span text:style-name="T2"> – wants to ensure that business processes are followed for managing accounts. Does</text:span></text:p>
      <text:p text:style-name="P1"><text:span text:style-name="T2"><text:tab/>not want admins using the database tools to by-pass processes.</text:span></text:p>
      <text:p text:style-name="P1"/>
      <text:p text:style-name="P1">Preconditions</text:p>
      <text:list xml:id="list229744874" text:style-name="L20">
        <text:list-item>
          <text:p text:style-name="P22">The application is published to the web at the Domain.</text:p>
        </text:list-item>
      </text:list>
      <text:p text:style-name="Text_20_body"><text:soft-page-break/></text:p>
      <text:p text:style-name="P1">Post Conditions</text:p>
      <text:list xml:id="list975034973" text:style-name="L13">
        <text:list-item>
          <text:p text:style-name="P6">Success conditions</text:p>
        </text:list-item>
      </text:list>
      <text:list xml:id="list474901688" text:style-name="L14">
        <text:list-item>
          <text:list>
            <text:list-item>
              <text:p text:style-name="P17">Admin can login to find members, reset passwords, add members and disable members</text:p>
            </text:list-item>
          </text:list>
        </text:list-item>
      </text:list>
      <text:list xml:id="list1529947246" text:continue-list="list975034973" text:style-name="L13">
        <text:list-item>
          <text:p text:style-name="P6">Failure conditions</text:p>
        </text:list-item>
      </text:list>
      <text:list xml:id="list647946777" text:style-name="L15">
        <text:list-item>
          <text:list>
            <text:list-item>
              <text:p text:style-name="P18">Admin receives an error when performing any operations</text:p>
            </text:list-item>
            <text:list-item>
              <text:p text:style-name="P18">The website is unavailable</text:p>
            </text:list-item>
          </text:list>
        </text:list-item>
      </text:list>
      <text:p text:style-name="Text_20_body"/>
      <text:p text:style-name="P1">Primary Flow</text:p>
      <text:list xml:id="list949524533" text:style-name="L16">
        <text:list-item>
          <text:p text:style-name="P19"><text:span text:style-name="T2">Admin navigates to membership login.</text:span></text:p>
        </text:list-item>
        <text:list-item>
          <text:p text:style-name="P19"><text:span text:style-name="T2">System recognizes user as admin and presents a new link to the admin portal.</text:span></text:p>
        </text:list-item>
        <text:list-item>
          <text:p text:style-name="P19"><text:span text:style-name="T2">Admin clicks on portal and is presented with options for finding members.</text:span></text:p>
        </text:list-item>
        <text:list-item>
          <text:p text:style-name="P19"><text:span text:style-name="T2">Admin locates member using membership search form</text:span></text:p>
        </text:list-item>
        <text:list-item>
          <text:p text:style-name="P19"><text:span text:style-name="T2">Admin is presented with a list of options for disabling the account or resetting the password.</text:span></text:p>
        </text:list-item>
      </text:list>
      <text:p text:style-name="Text_20_body"><text:span text:style-name="T5"/></text:p>
      <text:p text:style-name="P13">Alternate Flows</text:p>
      <text:list xml:id="list221256268" text:style-name="L17">
        <text:list-item>
          <text:p text:style-name="P20"><text:span text:style-name="T7">Admin chooses to add a member</text:span></text:p>
          <text:list>
            <text:list-item>
              <text:p text:style-name="P20"><text:span text:style-name="T7">The add button is clicked.</text:span></text:p>
            </text:list-item>
            <text:list-item>
              <text:p text:style-name="P20"><text:span text:style-name="T7">The membership form is presented.</text:span></text:p>
            </text:list-item>
            <text:list-item>
              <text:p text:style-name="P20"><text:span text:style-name="T7">The information is entered and the targeted account user is emailed the appropriate information</text:span></text:p>
            </text:list-item>
            <text:list-item>
              <text:p text:style-name="P20"><text:span text:style-name="T7">UC Membership step takes over from here for member to complete membership</text:span></text:p>
            </text:list-item>
            <text:list-item>
              <text:p text:style-name="P20"><text:span text:style-name="T7">Admin is taken back to membership page and is presented with new user account in list.</text:span></text:p>
            </text:list-item>
          </text:list>
        </text:list-item>
        <text:list-item>
          <text:p text:style-name="P20"><text:span text:style-name="T7">Admin finds a member and elects to disable account.</text:span></text:p>
          <text:list>
            <text:list-item>
              <text:p text:style-name="P20"><text:span text:style-name="T7">The disable button is clicked.</text:span></text:p>
            </text:list-item>
            <text:list-item>
              <text:p text:style-name="P20"><text:span text:style-name="T7">A confirmation is posted warning the admin about the ramifications</text:span></text:p>
            </text:list-item>
            <text:list-item>
              <text:p text:style-name="P20"><text:span text:style-name="T7">Admin chooses:</text:span></text:p>
              <text:list>
                <text:list-item>
                  <text:p text:style-name="P20"><text:span text:style-name="T7">Ok Chosen</text:span></text:p>
                  <text:list>
                    <text:list-item>
                      <text:p text:style-name="P20"><text:span text:style-name="T7">Account is disabled in the back-end and the user is notified of the account being disables</text:span></text:p>
                    </text:list-item>
                    <text:list-item>
                      <text:p text:style-name="P20"><text:span text:style-name="T7">Admin is taken back to membership admin home page and is notified that account is disabled.</text:span></text:p>
                    </text:list-item>
                  </text:list>
                </text:list-item>
                <text:list-item>
                  <text:p text:style-name="P20"><text:span text:style-name="T7">Cancel</text:span></text:p>
                  <text:list>
                    <text:list-item>
                      <text:p text:style-name="P20"><text:span text:style-name="T7">Account is not disabled.</text:span></text:p>
                    </text:list-item>
                    <text:list-item>
                      <text:p text:style-name="P20"><text:span text:style-name="T7">Admin stays on the member's administrative page.</text:span></text:p>
                    </text:list-item>
                  </text:list>
                </text:list-item>
              </text:list>
            </text:list-item>
          </text:list>
        </text:list-item>
        <text:list-item>
          <text:p text:style-name="P20"><text:soft-page-break/><text:span text:style-name="T7">Admin finds a member and elects to reset the password</text:span></text:p>
          <text:list>
            <text:list-item>
              <text:p text:style-name="P20"><text:span text:style-name="T7">Admin clicks the reset password button.</text:span></text:p>
            </text:list-item>
            <text:list-item>
              <text:p text:style-name="P20"><text:span text:style-name="T7">The back-end system regenerates a password reset token.</text:span></text:p>
            </text:list-item>
            <text:list-item>
              <text:p text:style-name="P20"><text:span text:style-name="T7">The token is emailed to the member.</text:span></text:p>
            </text:list-item>
            <text:list-item>
              <text:p text:style-name="P20"><text:span text:style-name="T7">UC Membership password reset step takes over from here.</text:span></text:p>
            </text:list-item>
            <text:list-item>
              <text:p text:style-name="P20"><text:span text:style-name="T7">Admin stays on members admin page.</text:span></text:p>
            </text:list-item>
          </text:list>
        </text:list-item>
        <text:list-item>
          <text:p text:style-name="P20"><text:span text:style-name="T7">The admin is not recognized by the system</text:span></text:p>
          <text:list>
            <text:list-item>
              <text:p text:style-name="P20"><text:span text:style-name="T7">The admin attempts to login.</text:span></text:p>
            </text:list-item>
            <text:list-item>
              <text:p text:style-name="P20"><text:span text:style-name="T7">The credentials are not recognized</text:span></text:p>
            </text:list-item>
            <text:list-item>
              <text:p text:style-name="P20"><text:span text:style-name="T7">An error message states that the membership information is not recognized</text:span></text:p>
            </text:list-item>
          </text:list>
        </text:list-item>
        <text:list-item>
          <text:p text:style-name="P20"><text:span text:style-name="T7">User attempts to navigate directly to admin section.</text:span></text:p>
          <text:list>
            <text:list-item>
              <text:p text:style-name="P20"><text:span text:style-name="T7">User inputs admin URL into browser locator bar.</text:span></text:p>
            </text:list-item>
            <text:list-item>
              <text:p text:style-name="P20"><text:span text:style-name="T7">User is directed to access denied page that contains the membership form.</text:span></text:p>
            </text:list-item>
          </text:list>
        </text:list-item>
        <text:list-item>
          <text:p text:style-name="P20"><text:span text:style-name="T7">The member is not found</text:span></text:p>
          <text:list>
            <text:list-item>
              <text:p text:style-name="P20"><text:span text:style-name="T7">The admin searches for a member that is not in the system</text:span></text:p>
            </text:list-item>
            <text:list-item>
              <text:p text:style-name="P20"><text:span text:style-name="T7">The system presents a message that says user is not found</text:span></text:p>
            </text:list-item>
          </text:list>
        </text:list-item>
      </text:list>
      <text:p text:style-name="P1"><text:span text:style-name="T6">Special Requirements</text:span></text:p>
      <text:list xml:id="list640312695" text:style-name="L18">
        <text:list-item>
          <text:p text:style-name="P21"><text:span text:style-name="T7">Per membership section, failed login attempts should not disable the account, they should create a login attempt window that increase exponentially with each failed login attempt per security recommendations.</text:span></text:p>
        </text:list-item>
        <text:list-item>
          <text:p text:style-name="P21"><text:span text:style-name="T7">Administrators should never be able to set the password or see the account password.</text:span></text:p>
        </text:list-item>
        <text:list-item>
          <text:p text:style-name="P21"><text:span text:style-name="T7">Administrators should never be permitted to remove an account, accounts must be disabled.</text:span></text:p>
        </text:list-item>
      </text:list>
      <text:p text:style-name="P1"><text:span text:style-name="T6">Frequency of Occurrence</text:span></text:p>
      <text:p text:style-name="P1"><text:span text:style-name="T7">Admins will fairly frequently visit this section, hopefully to add members or help with password resets, not cancellations.</text:span></text:p>
      <text:p text:style-name="P1"><text:span text:style-name="T6">Open Issues</text:span></text:p>
      <text:list xml:id="list165181369" text:style-name="L19">
        <text:list-item>
          <text:p text:style-name="P14"><text:span text:style-name="T2">None for the mo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6-23T18:28:08</meta:creation-date>
    <dc:date>2011-06-25T12:27:21</dc:date>
    <dc:creator>Brian Chiasson</dc:creator>
    <meta:editing-duration>PT1H44M38S</meta:editing-duration>
    <meta:editing-cycles>9</meta:editing-cycles>
    <meta:generator>LibreOffice/3.3$Unix LibreOffice_project/330m19$Build-202</meta:generator>
    <meta:document-statistic meta:table-count="0" meta:image-count="0" meta:object-count="0" meta:page-count="5" meta:paragraph-count="134" meta:word-count="1347" meta:character-count="7775"/>
  </office:meta>
</office:document-meta>
</file>